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text-line-through-style="none" style:text-line-through-type="none" fo:letter-spacing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4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eu nome é Eduardo Guerra e estamos no curso de Orientação a Objetos com Java.</text:span><text:span text:style-name="T3"> </text:span><text:span text:style-name="T1">Hoje eu estou aqui para falar para você se é importante testar software.</text:span><text:span text:style-name="T3"> </text:span><text:span text:style-name="T1">Talvez vocês estejam estranhando "Que é que num curso de Orientação a Objetos ele</text:span><text:span text:style-name="T3"> </text:span><text:span text:style-name="T1">veio falar para a gente de teste?" Teste é uma coisa extremamente importante,</text:span><text:span text:style-name="T3"> </text:span><text:span text:style-name="T1">espero que com essa aula eu consigo mostrar para vocês,</text:span><text:span text:style-name="T3"> </text:span><text:span text:style-name="T1">que vocês compreendam a importância de testes,</text:span><text:span text:style-name="T3"> </text:span><text:span text:style-name="T1">que vamos aprender logo agora nas primeiras semanas do curso a fazer</text:span><text:span text:style-name="T3"> </text:span><text:span text:style-name="T1">testes automatizados de software e eu quero antes de ensinar isso</text:span><text:span text:style-name="T3"> </text:span><text:span text:style-name="T1">para vocês que vocês reconheçam e entendam a importância de fazer testes.</text:span><text:span text:style-name="T3"> </text:span><text:span text:style-name="T1">Vamos começar aqui com situação: imagina que</text:span><text:span text:style-name="T3"> </text:span><text:span text:style-name="T1">alguém peça a você para alimentar aí crocodilo.</text:span><text:span text:style-name="T3"> </text:span><text:span text:style-name="T1">A pergunta que você vai fazer é "Será que alguém já fez isso antes?</text:span><text:span text:style-name="T3"> </text:span><text:span text:style-name="T1">Será que alguém testou isso?".</text:span><text:span text:style-name="T3"> </text:span><text:span text:style-name="T1">Se nos, se a gente testasse mais as coisas antes de realmente ir lá e fazer,</text:span><text:span text:style-name="T3"> </text:span><text:span text:style-name="T1">talvez menos coisas dessem errado.</text:span><text:span text:style-name="T3"> </text:span><text:span text:style-name="T1">Já partindo aí para o mundo dos softwares, a Nasa ela teve prejuízo</text:span><text:span text:style-name="T3"> </text:span><text:span text:style-name="T1">de 125 milhões num caso que ficou bem famoso,</text:span><text:span text:style-name="T3"> </text:span><text:span text:style-name="T1">numa sonda que ela tinha erro de conversão de unidades e aí</text:span><text:span text:style-name="T3"> </text:span><text:span text:style-name="T1">ela acabou indo para lado que não deveria ir.</text:span><text:span text:style-name="T3"> </text:span><text:span text:style-name="T1">É o típico do erro que, com, se fosse testado, não é,</text:span><text:span text:style-name="T3"> </text:span><text:span text:style-name="T1">facilmente seria detectado esse problema.</text:span><text:span text:style-name="T3"> </text:span><text:span text:style-name="T1">Então a gente vê que a falta de testes ela pode gerar grandes prejuízos,</text:span><text:span text:style-name="T3"> </text:span><text:span text:style-name="T1">nesse caso aí financeiro, mas muitas vezes até a própria imagem da empresa</text:span><text:span text:style-name="T3"> </text:span><text:span text:style-name="T1">a ideia que os clientes têm do seu produto e muitas vezes esses danos eles</text:span><text:span text:style-name="T3"> </text:span><text:span text:style-name="T1">podem acabar sendo irreparáveis ou muito difíceis de serem consertados.</text:span><text:span text:style-name="T3"> </text:span><text:span text:style-name="T1">Não só o erro do software si, mas as consequências desse erro,</text:span><text:span text:style-name="T3"> </text:span><text:span text:style-name="T1">elas podem ser muito sérias.</text:span><text:span text:style-name="T3"> </text:span><text:span text:style-name="T1">Então eu vou contar aqui para vocês pouco da minha experiência com testes, não é?</text:span><text:span text:style-name="T3"> </text:span><text:span text:style-name="T1">Nos primeiros locais que eu trabalhei o teste era meio que como se fosse</text:span><text:span text:style-name="T3"> </text:span><text:span text:style-name="T1">patinho feio, no desenvolvimento de software.</text:span><text:span text:style-name="T3"> </text:span><text:span text:style-name="T1">Era aquela coisa que era meio deixada de lado,</text:span><text:span text:style-name="T3"> </text:span><text:span text:style-name="T1">ninguém dava muita importância, está?</text:span><text:span text:style-name="T3"> </text:span><text:span text:style-name="T1">Vou falar pouquinho para vocês dessa experiência</text:span><text:span text:style-name="T3"> </text:span><text:span text:style-name="T1">e como que o teste é enxergado hoje.</text:span><text:span text:style-name="T3"> </text:span><text:span text:style-name="T1">O que é que acontecia?</text:span><text:span text:style-name="T3"> </text:span><text:span text:style-name="T1">O teste ele era deixado para ser feito por último não é, ou seja,</text:span><text:span text:style-name="T3"> </text:span><text:span text:style-name="T1">tinha todo aquele processo de desenvolvimento,</text:span><text:span text:style-name="T3"> </text:span><text:span text:style-name="T1">muitas vezes o desenvolvimento si atrasava e aí só se desse tempo,</text:span><text:span text:style-name="T3"> </text:span><text:span text:style-name="T1">quando desse tempo que ia ter lá uma equipa</text:span><text:span text:style-name="T3"> </text:span><text:span text:style-name="T1">dedicada para os testes que iria testar o software.</text:span><text:span text:style-name="T3"> </text:span><text:span text:style-name="T1">Ou seja era aquela coisa assim sem importância que só era</text:span><text:span text:style-name="T3"> </text:span><text:span text:style-name="T1">feita se desse tempo, está?</text:span><text:span text:style-name="T3"> </text:span><text:span text:style-name="T1">Outra coisa, eu percebia que o teste ele era feito por aquelas pessoas iniciantes,</text:span><text:span text:style-name="T3"> </text:span><text:span text:style-name="T1">ou seja a pessoa está chegando " não consegue programar,</text:span><text:span text:style-name="T3"> </text:span><text:span text:style-name="T1">não sabe fazer tal coisa, então manda para o teste" como se testar fosse uma coisa</text:span><text:span text:style-name="T3"> </text:span><text:span text:style-name="T1">extremamente trivial e não é.</text:span><text:span text:style-name="T3"> </text:span><text:span text:style-name="T1">E muitas vezes as pessoas que estavam no teste, independente</text:span><text:span text:style-name="T3"> </text:span><text:span text:style-name="T1">de serem iniciantes ou não, muitas vezes elas não tinham o treinamento,</text:span><text:span text:style-name="T3"> </text:span><text:span text:style-name="T1">não tinha preparo para fazer testes, elas simplesmente ficavam usando</text:span><text:span text:style-name="T3"> </text:span><text:span text:style-name="T1">o software sem nenhuma técnica, sem nenhum método e verificando</text:span><text:span text:style-name="T3"> </text:span><text:span text:style-name="T1">ali quais eram os problemas que elas estavam encontrando ali.</text:span><text:span text:style-name="T3"> </text:span><text:span text:style-name="T1">E para piorar, toda a vez que dava algum</text:span><text:span text:style-name="T3"> </text:span><text:span text:style-name="T1">problema adivinha perto de quem que a bomba estourava?</text:span><text:span text:style-name="T3"> </text:span><text:span text:style-name="T1">Do nosso patinho feio, está?</text:span><text:span text:style-name="T3"> </text:span><text:span text:style-name="T1">Então sempre a culpa de alguma coisa ter dado errado " mas como que o teste não</text:span><text:span text:style-name="T3"> </text:span><text:span text:style-name="T1">encontrou esse problema?" "Como que isso aí não foi detectado antes?"</text:span><text:span text:style-name="T3"> </text:span><text:span text:style-name="T1">Então realmente era uma coisa muito ruim fazer parte do teste,</text:span><text:span text:style-name="T3"> </text:span><text:span text:style-name="T1">não é, porque você não tinha treinamento, não tinha condições, não</text:span><text:span text:style-name="T3"> </text:span><text:span text:style-name="T1">tinha tempo suficiente e se desse algum problema a culpa ainda ia ser sua, não é?</text:span><text:span text:style-name="T3"> </text:span><text:span text:style-name="T1">Então chega, pára com esse negócio!</text:span><text:span text:style-name="T3"> </text:span><text:span text:style-name="T1">Teste não é isso, teste é extremamente importante.</text:span><text:span text:style-name="T3"> </text:span><text:span text:style-name="T1">Bom, felizmente os métodos ágeis eles começaram a dar</text:span><text:span text:style-name="T3"> </text:span><text:span text:style-name="T1">foco muito grande para teste, está, e hoje dia eu vejo</text:span><text:span text:style-name="T3"> </text:span><text:span text:style-name="T1">que no mercado as empresas não enxergam mais a pessoa que faz teste como</text:span><text:span text:style-name="T3"> </text:span><text:span text:style-name="T1">profissional de segunda linha mas muito pelo contrário, ele deixou</text:span><text:span text:style-name="T3"> </text:span><text:span text:style-name="T1">de ser aquele patinho feio e passou a ser o patinho ali dos ovos de ouro, não é?</text:span><text:span text:style-name="T3"> </text:span><text:span text:style-name="T1">Antes que você bote alguma coisa algum comentário aí, eu sei que na história</text:span><text:span text:style-name="T3"> </text:span><text:span text:style-name="T1">é ganso, está, mas vamos seguir com a minha metáfora aqui do pato.</text:span><text:span text:style-name="T3"> </text:span><text:span text:style-name="T2"> </text:span><text:span text:style-name="T1">Então agora o teste ele é aquele,</text:span><text:span text:style-name="T3"> </text:span><text:span text:style-name="T1">quem faz o teste é aquele que coloca os ovos de ouro ali dentro</text:span><text:span text:style-name="T3"> </text:span><text:span text:style-name="T1">da equipa e na verdade a gente vai ver que nos métodos</text:span><text:span text:style-name="T3"> </text:span><text:span text:style-name="T1">ágeis não tem mais só uma pessoa testando e nem o teste é feito só no final.</text:span><text:span text:style-name="T3"> </text:span><text:span text:style-name="T1">Na verdade toda a equipe ela é responsável por fazer testes,</text:span><text:span text:style-name="T3"> </text:span><text:span text:style-name="T1">não é, então os patinhos eles estão por toda a parte da equipe,</text:span><text:span text:style-name="T3"> </text:span><text:span text:style-name="T1">não é, toda a equipe agora é responsável por fazer teste.</text:span><text:span text:style-name="T3"> </text:span><text:span text:style-name="T1">A gente tem o cara que vai lá e cria uma classe ele vai lá e vai testar aquela</text:span><text:span text:style-name="T3"> </text:span><text:span text:style-name="T1">classe, quem está pegando aquela classe e juntando com outras para fazer componente</text:span><text:span text:style-name="T3"> </text:span><text:span text:style-name="T1">ou para criar uma funcionalidade, ele vai fazer teste de </text:span><text:soft-page-break/><text:span text:style-name="T1">integração,</text:span><text:span text:style-name="T3"> </text:span><text:span text:style-name="T1">aquela pessoa que está olhando para o software como todo, vai teste funcional,</text:span><text:span text:style-name="T3"> </text:span><text:span text:style-name="T1">quem trabalha com a arquitetura vai testar atributos não funcionais como segurança,</text:span><text:span text:style-name="T3"> </text:span><text:span text:style-name="T1">desempenho, então o teste ele é extremamente importante e ele é</text:span><text:span text:style-name="T3"> </text:span><text:span text:style-name="T1">extremamente importante também para dar o feedback para a equipa, não é,</text:span><text:span text:style-name="T3"> </text:span><text:span text:style-name="T1">para saber se aquilo que ela está fazendo está de acordo ou não está.</text:span><text:span text:style-name="T3"> </text:span><text:span text:style-name="T1">Inclusive a cobertura de testes, saber o quanto do seu código está coberto</text:span><text:span text:style-name="T3"> </text:span><text:span text:style-name="T1">pelos testes é de extrema importância para você ter uma ideia da qualidade</text:span><text:span text:style-name="T3"> </text:span><text:span text:style-name="T1">daquele código, do quanto daquele código realmente está sendo testado.</text:span><text:span text:style-name="T3"> </text:span><text:span text:style-name="T1">E falando manutibilidade de sistemas,</text:span><text:span text:style-name="T3"> </text:span><text:span text:style-name="T1">os testes eles também dão uma segurança muito grande,</text:span><text:span text:style-name="T3"> </text:span><text:span text:style-name="T1">na hora de você fazer qualquer modificação,</text:span><text:span text:style-name="T3"> </text:span><text:span text:style-name="T1">principalmente se esses testes estiverem automatizados, certo?</text:span><text:span text:style-name="T3"> </text:span><text:span text:style-name="T1">Então por exemplo imagina só você vai lá, não é, modifica o software</text:span><text:span text:style-name="T3"> </text:span><text:span text:style-name="T1">e aí fica aquela tensão não é, eu já tive essa experiência, não é?</text:span><text:span text:style-name="T3"> </text:span><text:span text:style-name="T1">Muitas vezes você está trabalhando com pedaço de código e aí até você</text:span><text:span text:style-name="T3"> </text:span><text:span text:style-name="T1">conseguir mudar tudo para fazer aquele código rodar o aplicativo inteiro, não é,</text:span><text:span text:style-name="T3"> </text:span><text:span text:style-name="T1">você passa às vezes 2 ou 3 dias naquela tensão,</text:span><text:span text:style-name="T3"> </text:span><text:span text:style-name="T1">toda a hora você olha o código de novo para ver se está certo,</text:span><text:span text:style-name="T3"> </text:span><text:span text:style-name="T1">se não está e às vezes na hora que você roda é aquele problema não é?</text:span><text:span text:style-name="T3"> </text:span><text:span text:style-name="T1">Quando você tem testes principalmente automatizados como eu disse,</text:span><text:span text:style-name="T3"> </text:span><text:span text:style-name="T1">você pode fazer uma alteração, rodar esses testes para saber se o</text:span><text:span text:style-name="T3"> </text:span><text:span text:style-name="T1">software modificou ou não a partir daquilo ali.</text:span><text:span text:style-name="T3"> </text:span><text:span text:style-name="T1">Se você tem que por exemplo fazer uma alteração que vai realmente mudar o</text:span><text:span text:style-name="T3"> </text:span><text:span text:style-name="T1">software você pode ir lá mudar o teste para como você quer que seja e utilizar</text:span><text:span text:style-name="T3"> </text:span><text:span text:style-name="T1">aquilo ali como uma base para saber como você está andando.</text:span><text:span text:style-name="T3"> </text:span><text:span text:style-name="T1">Inclusive uma das principais técnicas de design utilizados nos métodos ágeis</text:span><text:span text:style-name="T3"> </text:span><text:span text:style-name="T1">que é o TDD, Test Driven Development ou Desenvolvimento Guiado por Testes,</text:span><text:span text:style-name="T3"> </text:span><text:span text:style-name="T1">está, ele se baseia na criação dos testes automatizados antes do próprio código.</text:span><text:span text:style-name="T3"> </text:span><text:span text:style-name="T1">Isso que eu vou falar agora pode parecer muito drástico mas é a forma</text:span><text:span text:style-name="T3"> </text:span><text:span text:style-name="T1">que eu enxergo, não é?</text:span><text:span text:style-name="T3"> </text:span><text:span text:style-name="T1">Hoje com todas as técnicas, todas as ferramentas de teste que a gente tem,</text:span><text:span text:style-name="T3"> </text:span><text:span text:style-name="T1">você criar software sem testes hoje é uma coisa inaceitável, está?</text:span><text:span text:style-name="T3"> </text:span><text:span text:style-name="T1">Para mim estaria no mesmo nível por exemplo de médico que vai lá</text:span><text:span text:style-name="T3"> </text:span><text:span text:style-name="T1">e vai operar paciente sem estar monitorando os sinais vitais dele, certo?</text:span><text:span text:style-name="T3"> </text:span><text:span text:style-name="T1">Porque se o médico está no meio da operação e dá algum problema ele sabe na</text:span><text:span text:style-name="T3"> </text:span><text:span text:style-name="T1">hora que o paciente está com problema e de repente ele tem tempo para ir lá, ele sabe</text:span><text:span text:style-name="T3"> </text:span><text:span text:style-name="T1">onde que ele mexeu, ele sabe o que está acontecendo para saber o que aconteceu.</text:span><text:span text:style-name="T3"> </text:span><text:span text:style-name="T1">Imagina se a cada 5 minutos vai o médico lá escutar o coração do paciente.</text:span><text:span text:style-name="T3"> </text:span><text:span text:style-name="T1">Às vezes vai olhar e já morreu faz tempo " estava morto aí às uns</text:span><text:span text:style-name="T3"> </text:span><text:span text:style-name="T1">3 minutos atrás" de repente se ele tivesse visto na hora ele poderia salvar não é?</text:span><text:span text:style-name="T3"> </text:span><text:span text:style-name="T1">Com o software, digamos assim, o nosso monitor desses sinais</text:span><text:span text:style-name="T3"> </text:span><text:span text:style-name="T1">vitais são os testes, não é, se a gente modifica alguma coisa e isso faz</text:span><text:span text:style-name="T3"> </text:span><text:span text:style-name="T1">com que o nosso teste falhe a gente sabe que aquela modificação é,</text:span><text:span text:style-name="T3"> </text:span><text:span text:style-name="T1">está alterando o comportamento do software, certo?</text:span><text:span text:style-name="T3"> </text:span><text:span text:style-name="T1">Então hoje dia com todos os recursos e técnicas que tem não é mais</text:span><text:span text:style-name="T3"> </text:span><text:span text:style-name="T1">aceitável desenvolvedor profissional fazer o seu software sem testes.</text:span><text:span text:style-name="T3"> </text:span><text:span text:style-name="T1">Pode parecer pouco drástico mas dá uma pensada nisso e vê se o que eu estou</text:span><text:span text:style-name="T3"> </text:span><text:span text:style-name="T1">falando não faz sentido, está?</text:span><text:span text:style-name="T3"> </text:span><text:span text:style-name="T1">Eu espero que com essa aula você tenha entendido a importância de testar o</text:span><text:span text:style-name="T3"> </text:span><text:span text:style-name="T1">software, entendido num contexto geral do desenvolvimento a importância</text:span><text:span text:style-name="T3"> </text:span><text:span text:style-name="T1">que isso tem e fique ligado nas próximas aulas que</text:span><text:span text:style-name="T3"> </text:span><text:span text:style-name="T1">vamos aprender como criar testes automatizados.</text:span><text:span text:style-name="T3"> </text:span><text:span text:style-name="T4">Muito obrigado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S</meta:editing-duration>
    <meta:editing-cycles>3</meta:editing-cycles>
    <meta:generator>LibreOffice/4.4.5.2$Windows_x86 LibreOffice_project/a22f674fd25a3b6f45bdebf25400ed2adff0ff99</meta:generator>
    <dc:date>2017-01-16T07:24:45.692000000</dc:date>
    <meta:document-statistic meta:table-count="0" meta:image-count="0" meta:object-count="0" meta:page-count="2" meta:paragraph-count="1" meta:word-count="1462" meta:character-count="8147" meta:non-whitespace-character-count="6684"/>
    <meta:user-defined meta:name="Info 1"/>
    <meta:user-defined meta:name="Info 2"/>
    <meta:user-defined meta:name="Info 3"/>
    <meta:user-defined meta:name="Info 4"/>
  </office:meta>
</office:document-meta>
</file>